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22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29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23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2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3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0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28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12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1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09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5-07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4-02-01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3-10-24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3-07-25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3-04-25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3-02-0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2-11-0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2-08-09 0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2-05-1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2-01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1-11-1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1-08-1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1-05-0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0-11-16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0-08-12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0-05-12 2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20-02-04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9-11-18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9-08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9-04-3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9-01-29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8-11-0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8-07-3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8-04-2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8-01-3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7-11-06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7-08-0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7-05-10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7-02-07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6-11-09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6-08-1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6-05-05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6-02-2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5-11-1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5-08-1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5-05-12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5-02-1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4-11-20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4-08-12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4-05-0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4-02-19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3-10-3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3-08-07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3-05-0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3-01-30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2-11-07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2-08-0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2-05-0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2-02-0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1-11-0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1-08-0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1-05-05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1-02-08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0-11-04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0-08-0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0-05-0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10-02-10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9-11-0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9-08-0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9-05-0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9-02-06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8-11-0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8-08-0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8-05-0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8-01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7-11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7-08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7-05-2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7-02-1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6-11-0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6-08-18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6-05-24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6-02-09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5-11-01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5-08-09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5-05-05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5-02-1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4-11-01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4-08-1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4-05-06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4-02-19 0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3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2-05-0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1-05-0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1-02-1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0-07-17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200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9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9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9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9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9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7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7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6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8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9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6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2T6</text:p>
          </table:table-cell>
          <table:table-cell office:value-type="string" calcext:value-type="string">
            <text:p>Southport RS 4</text:p>
          </table:table-cell>
          <table:table-cell office:value-type="string" calcext:value-type="string">
            <text:p>197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18" meta:object-count="0"/>
    <meta:user-defined meta:name="AppVersion">3.0</meta:user-defined>
  </office:meta>
</office:document-meta>
</file>